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Spec.isAsc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derSpec.OrderSpec( Name property , boolean a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QueryNode.isAscend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Spec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derSpec.setAscending( boolean a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getOrderSp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addOrderSpec( Name property , boolean a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addOrderSpec( OrderSpec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Spec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QueryNode.Order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